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7"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39" style:family="paragraph" style:parent-style-name="Heading_20_3">
      <style:text-properties fo:language="en" fo:country="US"/>
    </style:style>
    <style:style style:name="P40" style:family="paragraph" style:parent-style-name="Heading_20_3">
      <style:paragraph-properties fo:margin-top="0.019cm" fo:margin-bottom="0.21cm" fo:break-before="page" style:shadow="none"/>
      <style:text-properties fo:language="en" fo:country="US"/>
    </style:style>
    <style:style style:name="P41" style:family="paragraph" style:parent-style-name="Heading_20_2">
      <style:paragraph-properties fo:break-before="page"/>
      <style:text-properties fo:language="en" fo:country="US"/>
    </style:style>
    <style:style style:name="P42" style:family="paragraph" style:parent-style-name="Text_20_body" style:list-style-name="L4"/>
    <style:style style:name="P43" style:family="paragraph" style:parent-style-name="Heading_20_1">
      <style:paragraph-properties fo:break-before="page"/>
      <style:text-properties fo:language="en" fo:country="US"/>
    </style:style>
    <style:style style:name="P44" style:family="paragraph" style:parent-style-name="Text_20_body">
      <style:text-properties fo:language="en" fo:country="US" style:text-scale="97%"/>
    </style:style>
    <style:style style:name="P45" style:family="paragraph" style:parent-style-name="Text_20_body">
      <style:text-properties fo:language="en" fo:country="US" fo:font-style="italic" style:font-style-asian="italic" style:font-style-complex="italic"/>
    </style:style>
    <style:style style:name="P46" style:family="paragraph" style:parent-style-name="Text_20_body">
      <style:paragraph-properties fo:margin-top="0cm" fo:margin-bottom="0.161cm"/>
      <style:text-properties fo:language="en" fo:country="US"/>
    </style:style>
    <style:style style:name="P47" style:family="paragraph" style:parent-style-name="Text_20_body">
      <style:paragraph-properties fo:margin-top="0cm" fo:margin-bottom="0.161cm" fo:break-before="page"/>
      <style:text-properties fo:language="en" fo:country="US"/>
    </style:style>
    <style:style style:name="P48" style:family="paragraph" style:parent-style-name="Heading_20_4">
      <style:text-properties fo:language="en" fo:country="US"/>
    </style:style>
    <style:style style:name="P49" style:family="paragraph" style:parent-style-name="Heading_20_4">
      <style:paragraph-properties fo:break-before="page"/>
      <style:text-properties fo:language="en" fo:country="US"/>
    </style:style>
    <style:style style:name="P50" style:family="paragraph" style:parent-style-name="Text_20_body">
      <style:paragraph-properties fo:margin-top="0cm" fo:margin-bottom="0.109cm"/>
      <style:text-properties fo:language="en" fo:country="US" style:text-scale="97%"/>
    </style:style>
    <style:style style:name="P51" style:family="paragraph" style:parent-style-name="Text_20_body">
      <style:paragraph-properties fo:text-align="center" style:justify-single-word="false"/>
      <style:text-properties fo:language="en" fo:country="US"/>
    </style:style>
    <style:style style:name="P52" style:family="paragraph" style:parent-style-name="Heading_20_3">
      <style:paragraph-properties fo:break-before="page"/>
      <style:text-properties fo:language="en" fo:country="US"/>
    </style:style>
    <style:style style:name="P53" style:family="paragraph" style:parent-style-name="Text_20_body">
      <style:paragraph-properties fo:margin-top="0cm" fo:margin-bottom="0.011cm"/>
      <style:text-properties fo:language="en" fo:country="US"/>
    </style:style>
    <style:style style:name="P54" style:family="paragraph" style:parent-style-name="Text_20_body" style:list-style-name="L5">
      <style:paragraph-properties fo:margin-top="0cm" fo:margin-bottom="0.011cm"/>
      <style:text-properties fo:language="en" fo:country="US"/>
    </style:style>
    <style:style style:name="P55" style:family="paragraph" style:parent-style-name="Text_20_body" style:list-style-name="L5">
      <style:text-properties fo:language="en" fo:country="US"/>
    </style:style>
    <style:style style:name="P56" style:family="paragraph" style:parent-style-name="Text_20_body">
      <style:paragraph-properties fo:margin-top="0cm" fo:margin-bottom="0.109cm"/>
      <style:text-properties fo:language="en" fo:country="US" fo:font-style="italic" style:font-style-asian="italic" style:font-style-complex="italic"/>
    </style:style>
    <style:style style:name="P57" style:family="paragraph" style:parent-style-name="Text_20_body" style:list-style-name="L6">
      <style:text-properties fo:language="en" fo:country="US"/>
    </style:style>
    <style:style style:name="P58" style:family="paragraph" style:parent-style-name="Heading_20_1">
      <style:text-properties fo:language="en" fo:country="US"/>
    </style:style>
    <style:style style:name="P59" style:family="paragraph" style:parent-style-name="Heading_20_2">
      <style:paragraph-properties fo:margin-top="0.12cm" fo:margin-bottom="0.21cm"/>
      <style:text-properties fo:language="en" fo:country="US"/>
    </style:style>
    <style:style style:name="P60" style:family="paragraph" style:parent-style-name="Heading_20_3">
      <style:paragraph-properties fo:margin-top="0.22cm" fo:margin-bottom="0.21cm"/>
      <style:text-properties fo:language="en" fo:country="US"/>
    </style:style>
    <style:style style:name="P61" style:family="paragraph" style:parent-style-name="Text_20_body">
      <style:paragraph-properties fo:margin-top="0cm" fo:margin-bottom="0.109cm"/>
      <style:text-properties fo:language="en" fo:country="US" style:text-scale="98%"/>
    </style:style>
    <style:style style:name="P62" style:family="paragraph" style:parent-style-name="Heading_20_3">
      <style:paragraph-properties fo:margin-top="0.019cm" fo:margin-bottom="0.21cm" fo:break-before="page"/>
      <style:text-properties fo:language="en" fo:country="US"/>
    </style:style>
    <style:style style:name="P63" style:family="paragraph" style:parent-style-name="Text_20_body" style:list-style-name="L7">
      <style:text-properties fo:language="en" fo:country="US"/>
    </style:style>
    <style:style style:name="P64" style:family="paragraph" style:parent-style-name="Heading_20_3">
      <style:paragraph-properties fo:margin-top="0.319cm" fo:margin-bottom="0.109cm"/>
      <style:text-properties fo:language="en" fo:country="US"/>
    </style:style>
    <style:style style:name="P65" style:family="paragraph" style:parent-style-name="Heading_20_3">
      <style:paragraph-properties fo:margin-top="0.319cm" fo:margin-bottom="0.109cm" fo:break-before="page"/>
      <style:text-properties fo:language="en" fo:country="US"/>
    </style:style>
    <style:style style:name="P66" style:family="paragraph" style:parent-style-name="Heading_20_3">
      <style:paragraph-properties fo:margin-top="0.22cm" fo:margin-bottom="0.109cm"/>
      <style:text-properties fo:language="en" fo:country="US"/>
    </style:style>
    <style:style style:name="P67" style:family="paragraph" style:parent-style-name="Text_20_body">
      <style:text-properties fo:font-style="normal" style:font-style-asian="normal" style:font-style-complex="normal"/>
    </style:style>
    <style:style style:name="P68" style:family="paragraph" style:parent-style-name="Text_20_body">
      <style:paragraph-properties fo:text-align="center" style:justify-single-word="false"/>
      <style:text-properties fo:font-style="italic" style:font-style-asian="italic" style:font-style-complex="italic"/>
    </style:style>
    <style:style style:name="P69" style:family="paragraph" style:parent-style-name="Heading_20_3">
      <style:text-properties fo:language="en" fo:country="US" fo:font-style="italic" style:font-style-asian="italic" style:font-style-complex="italic"/>
    </style:style>
    <style:style style:name="P70" style:family="paragraph" style:parent-style-name="Heading_20_3">
      <style:paragraph-properties fo:margin-top="0.019cm" fo:margin-bottom="0.109cm" fo:break-before="page"/>
      <style:text-properties fo:language="en" fo:country="US"/>
    </style:style>
    <style:style style:name="P71" style:family="paragraph" style:parent-style-name="Heading_20_3">
      <style:paragraph-properties fo:margin-top="0.12cm" fo:margin-bottom="0.109cm"/>
      <style:text-properties fo:language="en" fo:country="US"/>
    </style:style>
    <style:style style:name="P72"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3" style:family="paragraph" style:parent-style-name="Heading_20_1">
      <style:paragraph-properties fo:margin-top="0cm" fo:margin-bottom="0.21cm" fo:break-before="page"/>
      <style:text-properties fo:language="en" fo:country="US"/>
    </style:style>
    <style:style style:name="P74" style:family="paragraph" style:parent-style-name="Heading_20_2">
      <style:paragraph-properties fo:margin-top="0.22cm" fo:margin-bottom="0.011cm"/>
      <style:text-properties fo:language="en" fo:country="US"/>
    </style:style>
    <style:style style:name="P75" style:family="paragraph" style:parent-style-name="Text_20_body">
      <style:paragraph-properties fo:margin-top="0cm" fo:margin-bottom="0.21cm"/>
      <style:text-properties fo:language="en" fo:country="US"/>
    </style:style>
    <style:style style:name="P76" style:family="paragraph" style:parent-style-name="Heading_20_2">
      <style:paragraph-properties fo:margin-top="0.019cm" fo:margin-bottom="0.21cm" fo:break-before="page"/>
      <style:text-properties fo:language="en" fo:country="US"/>
    </style:style>
    <style:style style:name="P77"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ffff00"/>
    </style:style>
    <style:style style:name="T6" style:family="text">
      <style:text-properties style:font-name="Wingdings" style:font-name-asian="Wingdings" style:font-name-complex="Wingdings"/>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y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t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parasiting on human pain, who use their power to command others to destroy their enemies: godfathers, terrorists, “spiritual” and state leaders – the man is the same, only the hí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g loose saying that the “horse” (the “free” economy) will follow its own rules and that should make no trouble. The command is: “Go, go, go!”, direction unset and we are happy counting the kilometers (GDP ins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i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text:span text:style-name="T5">Tőkés társaságok világuralma </text:span>(1995), George Soros:<text:span text:style-name="T5"> A globális kapitalizmus válsága </text:span>(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onal wealth), but they must be designated to accomplish immediate targets for the sake of survival (food, shelter, transportation, education, health care etc.) and this forces the money back to the original value tranporter role.</text:p>
      <text:p text:style-name="P27"/>
      <text:p text:style-name="P28">Alas the restoration of the order immediately triggers the erosion: accumulating wealth, credit, interestm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text:span text:style-name="T5">ipar</text:span>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of the constant fear of death, but for now this became almost totally <text:span text:style-name="T5">self aiming</text:span>: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text:span text:style-name="T5">bolha </text:span>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forests” campaign? Concerts for the starving children? “Celeb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text:span text:style-name="T5">deszka</text:span>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népvándorlás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 <text:span text:style-name="T5">holds together </text:span>in a human way, tries to protect the members, which means its operation is not perfect. The perfect employee is a self exhausting carrieristic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multis) are on an even higher level, which can put the production to another country, find another beszállító,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iktat, resend – and when we scratch the surface we can see that the only reason for the whole process is to show its own importance; the real experte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wiev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gyógytornászok, szakápolók, no loans should be taken etc.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Sport</text:h>
      <text:p text:style-name="P15">If you want to see a perfect, full blown cartoon of how the mo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i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j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s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P15">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P15">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P15">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P15">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P15">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P15">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P15">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P15">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P15">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P15">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P15">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P15">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P15"/>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P15">A szolgáltatás háttere után vessünk egy pillantást az úticélra. A turizmus fellendíti a térséget, pénzt hoz, munkahelyet teremt, fejlődési, sőt, kitörési lehetőséget biztosít. Hmm...</text:p>
      <text:p text:style-name="P15"/>
      <text:p text:style-name="P15">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P15">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P15">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P15">Az utazás módjának és a célpontra gyakorolt hatásának áttekintése után érdemes azt is megnézni, mit tesz mindez azzal az emberrel, azzal a közösséggel, aki, illetve amely lételemévé teszi az utazást és szállítást. </text:p>
      <text:p text:style-name="P15">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P15">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P15">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P15">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P15">(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P20" text:outline-level="2">Az egyszer járható út</text:h>
      <text:p text:style-name="P15">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P15"/>
      <text:p text:style-name="P36">A hajó csodálatos sebességgel hasította a tengert. Távolról, nagyon homályosan a gomolygó párák között a Bengáli-öböl csipkézett partjai tűntek fel. Most mintha kissé világosabb lenne az ég.</text:p>
      <text:p text:style-name="P36">- Hé, Fred! Nézz csak hátra, az istenért!</text:p>
      <text:p text:style-name="P36">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6">De mikor megfordult, neki is melege lett kissé.</text:p>
      <text:p text:style-name="P36"/>
      <text:p text:style-name="P37">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6">Gyors rántás a fogantyún: "Lassíts! Félgőz! Balra!"</text:p>
      <text:p text:style-name="P36">Jön a ciklon!</text:p>
      <text:p text:style-name="P36">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6">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6">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8"><text:tab/>(Rejtő Jenő: Az elveszett cirkáló)</text:p>
      <text:h text:style-name="P39" text:outline-level="3">Mélység</text:h>
      <text:p text:style-name="P15">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P15">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P15">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40" text:outline-level="3">Időtartam</text:h>
      <text:p text:style-name="P27">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7">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7">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P15">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P39" text:outline-level="3">Gyorsaság</text:h>
      <text:p text:style-name="P15">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P15">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P15">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P20" text:outline-level="2">Magyarnak lenni</text:h>
      <text:p text:style-name="P15">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P39" text:outline-level="3">A lejtő közepén</text:h>
      <text:p text:style-name="P15">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P15">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P15">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P39" text:outline-level="3">Nemzet és nemzetiség</text:h>
      <text:p text:style-name="P15">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P15">„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P15"/>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P39" text:outline-level="3">Előítéletek szendvicsében</text:h>
      <text:p text:style-name="P15">„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P15">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P15">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P15">Bizarr, feszültségekkel teli világ, mint minden olyan helyzet, amelyből valóban tanulni, épülni, felismerni lehet – csak jó irányba kell nézni hozzá.</text:p>
      <text:h text:style-name="P39" text:outline-level="3">István, a király</text:h>
      <text:p text:style-name="P15">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P15">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P20" text:outline-level="2"/>
      <text:h text:style-name="P41" text:outline-level="2">A Gyűrűk Ura</text:h>
      <text:p text:style-name="P15">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P15">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P15">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P15">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P15">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P15">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P15">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P15">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P15">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P15">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P15">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P15">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P15">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P15">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P15">Nos, Mordor síksága ehhez képest sétagaloppnak tűnik...</text:p>
      <text:h text:style-name="P20"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42"><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42"><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42"><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42">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42"><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42">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42">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P15"/>
      <text:h text:style-name="P43" text:outline-level="1">A válságot okozó tényezők</text:h>
      <text:p text:style-name="P15">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P20" text:outline-level="2">Mintaillesztés</text:h>
      <text:p text:style-name="P44">„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44">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P15">Állításom szerint ez a modell eleve téves: a gondolkodással kapcsolatos elméleteinket megtestesítő számítógéppel szemben <text:span text:style-name="T1">az emberi agy valójában képtelen az ilyen fajta logikus gondolkodásra</text:span>.</text:p>
      <text:p text:style-name="P15">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P15">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5"/>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P15">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P15">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P15">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P15">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P15">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P15"><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P20" text:outline-level="2">A halál és sérülékenység tudata</text:h>
      <text:p text:style-name="P15">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P15">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P15"/>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P15">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P15">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P15">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P15">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P15">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P15"/>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P15">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P20" text:outline-level="2">Korlátozott erőforrások</text:h>
      <text:p text:style-name="P15">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P15">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P15">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P15"/>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P15">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P15">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P15">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P15"/>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P15">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P15">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P15">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P20" text:outline-level="2">Félelem, hazugság, rejtőzködés</text:h>
      <text:p text:style-name="P15">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P15">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P15">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P15">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P15">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P15">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P15">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P15">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P15">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P20" text:outline-level="2">Időtávok</text:h>
      <text:p text:style-name="P15">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P15">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P15">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P15">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P15">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P15">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P15">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P20" text:outline-level="2">A hit kérdései</text:h>
      <text:p text:style-name="P15">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P15">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P15">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P15"/>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P15">Ezért állítom: agyunk jól ismeri a határt, amely az általa valóban befogott, és valljuk be: zavaróan szűk terület és az „elhitt”, ellenőrzés nélkül elfogadott világ között van. Kiemelkedően fontos tehát, hogy „hiszünk-e a hitünkben”.</text:p>
      <text:p text:style-name="P15">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P15">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P39" text:outline-level="3">A hétköznapi hit forrása</text:h>
      <text:p text:style-name="P15">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P15">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P15">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P15">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P15">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P15">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P15">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P15">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P39" text:outline-level="3">Az eredendő bűn</text:h>
      <text:p text:style-name="P15">A feszültségforrások azonban nem állnak meg a hit határain, megjelennek a vallásos hitben is. </text:p>
      <text:p text:style-name="P45">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P15">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P15">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6"/>
      <text:p text:style-name="P47">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6">Az ellentmondás forrása nem a Biblia, mert az jelen esetben is inkább kicsit túl egyértelműen fogalmaz, hanem a szokványos értelmezése, bár azért a középkortól már szerencsére elég messzire jutottunk.</text:p>
      <text:p text:style-name="P46">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6">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6">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P15">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P39" text:outline-level="3">Feszítsd meg...</text:h>
      <text:p text:style-name="P15">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P48" text:outline-level="4">Milyen Isten az, aki feláldozza a fiát, kínhalálba küldi? </text:h>
      <text:p text:style-name="P15">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P15"/>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P15">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P15">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P15">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8" text:outline-level="4"/>
      <text:h text:style-name="P49" text:outline-level="4">Pilátus</text:h>
      <text:p text:style-name="P15">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P15">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P15">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P15">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P15">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P15">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8" text:outline-level="4"/>
      <text:h text:style-name="P49" text:outline-level="4">Vére rajtunk...</text:h>
      <text:p text:style-name="P15">Végül pedig különösen haragszunk a zsidókra, mert lényegében csakis ők választották Jézus halálát, nézték végig pusztulását, még vállalták is érte a felelősséget. Vagy?...</text:p>
      <text:p text:style-name="P15">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P15">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P15">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P15">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P15">„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P15">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P15">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P15"/>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6" text:outline-level="2">Minél jobb, annál rosszabb</text:h>
      <text:p text:style-name="P27">„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7">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7">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7">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7">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7">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P15">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7"/>
      <text:p text:style-name="P28">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7">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7">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7">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7">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7">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50">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7">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7">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7">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7">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51">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39"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39" text:outline-level="3"/>
      <text:h text:style-name="P52" text:outline-level="3">Képesség</text:h>
      <text:p text:style-name="P53">A közösség ajándéka: azon tényezők, amelyek az egyed idejét minél nagyobb közösségi értékké tudják változtatni. A képesség sokrétű. Ide tartozik:</text:p>
      <text:list text:style-name="L5">
        <text:list-item>
          <text:p text:style-name="P54">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4">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5">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39"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50">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7">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39" text:outline-level="3"/>
      <text:h text:style-name="P52"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39" text:outline-level="3"/>
      <text:h text:style-name="P52"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6">A felsorolt feltételek egyike sem teljesül az emberi civilizációra, amely a közhiedelem szerint garantálná a résztvevők fejlődését.</text:p>
      <text:p text:style-name="P50">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39"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39"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39"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41"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39"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39"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39"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39"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39"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2"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39"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7">a szereplők közvetetten érdekeltek az ellenfelek sikertelen hibaelhárításában;</text:p>
        </text:list-item>
        <text:list-item>
          <text:p text:style-name="P57">a saját hibák napfényre kerülése rontja a versenyhelyzetet;</text:p>
        </text:list-item>
        <text:list-item>
          <text:p text:style-name="P57">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39"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2"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41"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58"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8">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41"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58" text:outline-level="1">Kiút</text:h>
      <text:h text:style-name="P59"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0"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39"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39" text:outline-level="3"/>
      <text:h text:style-name="P52"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1">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39" text:outline-level="3"/>
      <text:h text:style-name="P62"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2"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39"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39"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39" text:outline-level="3"/>
      <text:h text:style-name="P52"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3">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3">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3">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41"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39"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39"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4" text:outline-level="3"/>
      <text:h text:style-name="P65"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6"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41"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39"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39"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39"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39"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39"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39"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39"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39"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39"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39" text:outline-level="3"/>
      <text:h text:style-name="P52"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39"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0"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39"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0"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39"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39"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5">Ezt a vezetést folyamatosan éreztem utamon, most is emiatt írok. Hiszem, hogy ha jó úton járok, nem fog elhagyni, és ha eltévednék, segíti majd azokat, akik a helyes irányt követik.</text:p>
      <text:h text:style-name="P20" text:outline-level="2"/>
      <text:h text:style-name="P41" text:outline-level="2">Közös tudatosság</text:h>
      <text:p text:style-name="P45">(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0">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0">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41" text:outline-level="2"><draw:frame draw:style-name="fr8" draw:name="Keret6" text:anchor-type="paragraph" svg:x="1.191cm" svg:y="0.21cm" svg:width="14.616cm" draw:z-index="5"><draw:text-box fo:min-height="23.797cm"><text:p text:style-name="P67">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7">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7">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7">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7">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7">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7">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7">A választás, <text:span text:style-name="T1">a változás ideje eljött</text:span>, és nem múlik el attól, hogy az önsajnálatot, be­gubózó szerencsétlenkedést választjuk ahelyett, hogy büszkén vállalnánk a nekünk megadatott sorsot, óriási lehetőséget.</text:p><text:p text:style-name="P67"/><text:p text:style-name="P68">Fel a fejjel!</text:p></draw:text-box></draw:frame></text:h>
      <text:h text:style-name="P43"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39"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39"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39"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39" text:outline-level="3">Hőbörgők</text:h>
      <text:p text:style-name="P15">Az esztelen lázadó törvényszerűen válik azok eszközévé, akik ellen lázad.</text:p>
      <text:h text:style-name="P39"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9" text:outline-level="3"/>
      <text:h text:style-name="P70"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1" text:outline-level="3">Kérdések és válaszok</text:h>
      <text:p text:style-name="P15">Életünk azzal telik, hogy válaszokat keresünk kérdésekre; pedig sokkal fontosabb maga a kérdés: mi az, amit meg szeretnénk tudni, és miért pont azt?</text:p>
      <text:p text:style-name="P61">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0">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1"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39"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6"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6"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39"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6" text:outline-level="3">Civilizációk kapcsolata</text:h>
      <text:p text:style-name="P27">Az utazás témakörben eltöprengtem azon, milyen hatással van a mi civilizációnk egy meghódított közösségre; így azon is gondolkodtam, hogyan lehetne ezt jól csinálni. </text:p>
      <text:p text:style-name="P61">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6"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1">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8">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2"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4">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4">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6">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6">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6">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2">a kalapács lesújt az acélgömbre.</text:p>
      <text:h text:style-name="P73" text:outline-level="1">Zárszó</text:h>
      <text:h text:style-name="P74" text:outline-level="2">Rövid kérdezz-felelek</text:h>
      <text:h text:style-name="P39"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39"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39"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6">Az én nagy álmom, hogy mindannyian eljutunk a harmadik kőfaragó szintjére.</text:p>
      <text:h text:style-name="P39"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39"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39" text:outline-level="3">Nem félsz?</text:h>
      <text:p text:style-name="P75">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5">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5">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6" text:outline-level="2">Motivációk</text:h>
      <text:p text:style-name="P46">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6">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6">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6">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6">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6"/>
      <text:p text:style-name="P47">Ma ezt írnám nem létező címeremre:</text:p>
      <text:p text:style-name="P77">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7">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2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0-12-25T07:51:18</dc:date>
    <dc:language>hu-HU</dc:language>
    <meta:editing-cycles>767</meta:editing-cycles>
    <meta:editing-duration>P86DT20H57M41S</meta:editing-duration>
    <meta:user-defined meta:name="Ver">0.9</meta:user-defined>
    <meta:user-defined meta:name="Info 2"/>
    <meta:user-defined meta:name="Info 3"/>
    <meta:user-defined meta:name="Info 4"/>
    <meta:document-statistic meta:table-count="1" meta:image-count="1" meta:object-count="0" meta:page-count="215" meta:paragraph-count="928" meta:word-count="62004" meta:character-count="446347"/>
  </office:meta>
</office:document-meta>
</file>